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5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5921297598933634366" text:style-name="L2">
        <text:list-item>
          <text:p text:style-name="P13">OpenLCB Common Information Technical Note</text:p>
        </text:list-item>
      </text:list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>The automatically-routed range </text:p>
      <text:p text:style-name="Standard">The well-known range, which includes the automatically-routed range as a subset.</text:p>
      <text:p text:style-name="P11">Below this is just a collection of pieces from other docs right now.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Standard or Technical Note</text:p>
      </style:header>
      <style:footer>
        <text:p text:style-name="MP4"><text:span text:style-name="MT2">Copyright 2010, by J. Day, D. Harris, B. Jacobsen, and A. Shepherd</text:span><text:span text:style-name="MT3"><text:tab/>Page </text:span><text:span text:style-name="Page_20_Number"><text:span text:style-name="MT3"><text:page-number text:select-page="current"/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19T19:56:16"/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19T19:56:16">Jan 19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4">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3-01-19T19:56:16">1/19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58</meta:editing-cycles>
    <meta:editing-duration>PT12H4M30S</meta:editing-duration>
    <meta:generator>OpenOffice.org/3.4.1$Unix OpenOffice.org_project/341m1$Build-9593</meta:generator>
    <dc:date>2013-01-19T19:56:16</dc:date>
    <dc:creator>Bob Jacobsen</dc:creator>
    <meta:keyword>OpenLCB Event Identifiers</meta:keyword>
    <meta:document-statistic meta:table-count="1" meta:image-count="1" meta:object-count="0" meta:page-count="2" meta:paragraph-count="25" meta:word-count="209" meta:character-count="1372"/>
    <meta:user-defined meta:name="Info 1"/>
    <meta:user-defined meta:name="Info 2"/>
    <meta:user-defined meta:name="Info 3"/>
    <meta:user-defined meta:name="Info 4"/>
  </office:meta>
</office:document-meta>
</file>